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>
      <style:text-properties fo:font-style="italic" style:font-style-asian="italic" style:font-style-complex="italic"/>
    </style:style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>
      <style:text-properties fo:font-weight="bold" style:font-weight-asian="bold" style:font-weight-complex="bold"/>
    </style:style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text-indent="1.27cm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text-indent="1.27cm" fo:line-height="115%" style:writing-mode="lr-tb"/>
    </style:style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T37_181" style:family="text"/>
    <style:style style:name="T37_182" style:family="text"/>
    <style:style style:name="T37_183" style:family="text"/>
    <style:style style:name="T37_184" style:family="text"/>
    <style:style style:name="T37_185" style:family="text"/>
    <style:style style:name="T37_186" style:family="text"/>
    <style:style style:name="P38" style:family="paragraph" style:parent-style-name="Standard">
      <style:paragraph-properties fo:break-before="auto" fo:text-indent="1.27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text-indent="0cm" fo:line-height="115%" fo:margin-lef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text-indent="0cm" fo:line-height="115%" fo:margin-left="0cm" style:writing-mode="lr-tb"/>
    </style:style>
    <style:style style:name="P45" style:family="paragraph" style:parent-style-name="Standard">
      <style:paragraph-properties fo:break-before="auto" fo:text-indent="0cm" fo:line-height="115%" fo:margin-lef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trings</text:span></text:p>
      <text:p text:style-name="P2"/>
      <text:p text:style-name="P3"><text:span text:style-name="T3_1"><text:tab/></text:span><text:span text:style-name="T3_2">Lets</text:span><text:span text:style-name="T3_3"><text:s/></text:span><text:span text:style-name="T3_4">discuss</text:span><text:span text:style-name="T3_5"><text:s/></text:span><text:span text:style-name="T3_6">strings</text:span><text:span text:style-name="T3_7">.<text:s/></text:span><text:span text:style-name="T3_8">Strings</text:span><text:span text:style-name="T3_9"><text:s/></text:span><text:span text:style-name="T3_10">are</text:span><text:span text:style-name="T3_11"><text:s/></text:span><text:span text:style-name="T3_12">a</text:span><text:span text:style-name="T3_13"><text:s/></text:span><text:span text:style-name="T3_14">data</text:span><text:span text:style-name="T3_15"><text:s/></text:span><text:span text:style-name="T3_16">type</text:span><text:span text:style-name="T3_17"><text:s/></text:span><text:span text:style-name="T3_18">used</text:span><text:span text:style-name="T3_19"><text:s/></text:span><text:span text:style-name="T3_20">to</text:span><text:span text:style-name="T3_21"><text:s/></text:span><text:span text:style-name="T3_22">hold</text:span><text:span text:style-name="T3_23"><text:s/></text:span><text:span text:style-name="T3_24">long</text:span><text:span text:style-name="T3_25"><text:s/>“</text:span><text:span text:style-name="T3_26">strings</text:span><text:span text:style-name="T3_27">”<text:s/></text:span><text:span text:style-name="T3_28">of</text:span><text:span text:style-name="T3_29"><text:s/></text:span><text:span text:style-name="T3_30">characters</text:span><text:span text:style-name="T3_31"><text:s/></text:span><text:span text:style-name="T3_32">such</text:span><text:span text:style-name="T3_33"><text:s/></text:span><text:span text:style-name="T3_34">as</text:span><text:span text:style-name="T3_35"><text:s/></text:span><text:span text:style-name="T3_36">words</text:span><text:span text:style-name="T3_37"><text:s/></text:span><text:span text:style-name="T3_38">or</text:span><text:span text:style-name="T3_39"><text:s/></text:span><text:span text:style-name="T3_40">even</text:span><text:span text:style-name="T3_41"><text:s/></text:span><text:span text:style-name="T3_42">sentences</text:span><text:span text:style-name="T3_43">.<text:s/></text:span><text:span text:style-name="T3_44">In</text:span><text:span text:style-name="T3_45"><text:s/></text:span><text:span text:style-name="T3_46">order</text:span><text:span text:style-name="T3_47"><text:s/></text:span><text:span text:style-name="T3_48">to</text:span><text:span text:style-name="T3_49"><text:s/></text:span><text:span text:style-name="T3_50">use</text:span><text:span text:style-name="T3_51"><text:s/></text:span><text:span text:style-name="T3_52">strings</text:span><text:span text:style-name="T3_53"><text:s/></text:span><text:span text:style-name="T3_54">in</text:span><text:span text:style-name="T3_55"><text:s/></text:span><text:span text:style-name="T3_56">your</text:span><text:span text:style-name="T3_57"><text:s/></text:span><text:span text:style-name="T3_58">program</text:span><text:span text:style-name="T3_59"><text:s/></text:span><text:span text:style-name="T3_60">you</text:span><text:span text:style-name="T3_61"><text:s/></text:span><text:span text:style-name="T3_62">must</text:span><text:span text:style-name="T3_63"><text:s/></text:span><text:span text:style-name="T3_64">first</text:span><text:span text:style-name="T3_65"><text:s/></text:span><text:span text:style-name="T3_66">include</text:span><text:span text:style-name="T3_67"><text:s/></text:span><text:span text:style-name="T3_68">the</text:span><text:span text:style-name="T3_69"><text:s/></text:span><text:span text:style-name="T3_70">string</text:span><text:span text:style-name="T3_71"><text:s/></text:span><text:span text:style-name="T3_72">library</text:span><text:span text:style-name="T3_73">:<text:s/>#</text:span><text:span text:style-name="T3_74">include</text:span><text:span text:style-name="T3_75"><text:s/>&lt;</text:span><text:span text:style-name="T3_76">string</text:span><text:span text:style-name="T3_77">&gt;.<text:s/></text:span><text:span text:style-name="T3_78">It</text:span><text:span text:style-name="T3_79"><text:s/></text:span><text:span text:style-name="T3_80">should</text:span><text:span text:style-name="T3_81"><text:s/></text:span><text:span text:style-name="T3_82">also</text:span><text:span text:style-name="T3_83"><text:s/></text:span><text:span text:style-name="T3_84">be</text:span><text:span text:style-name="T3_85"><text:s/></text:span><text:span text:style-name="T3_86">noted</text:span><text:span text:style-name="T3_87"><text:s/></text:span><text:span text:style-name="T3_88">that</text:span><text:span text:style-name="T3_89"><text:s/></text:span><text:span text:style-name="T3_90">a</text:span><text:span text:style-name="T3_91"><text:s/></text:span><text:span text:style-name="T3_92">string</text:span><text:span text:style-name="T3_93"><text:s/></text:span><text:span text:style-name="T3_94">is</text:span><text:span text:style-name="T3_95"><text:s/></text:span><text:span text:style-name="T3_96">an</text:span><text:span text:style-name="T3_97"><text:s/></text:span><text:span text:style-name="T3_98">array</text:span><text:span text:style-name="T3_99"><text:s/></text:span><text:span text:style-name="T3_100">of</text:span><text:span text:style-name="T3_101"><text:s/></text:span><text:span text:style-name="T3_102">characters</text:span><text:span text:style-name="T3_103"><text:s/></text:span><text:span text:style-name="T3_104">and</text:span><text:span text:style-name="T3_105"><text:s/></text:span><text:span text:style-name="T3_106">can</text:span><text:span text:style-name="T3_107"><text:s/></text:span><text:span text:style-name="T3_108">be</text:span><text:span text:style-name="T3_109"><text:s/></text:span><text:span text:style-name="T3_110">treated</text:span><text:span text:style-name="T3_111"><text:s/></text:span><text:span text:style-name="T3_112">as</text:span><text:span text:style-name="T3_113"><text:s/></text:span><text:span text:style-name="T3_114">such</text:span><text:span text:style-name="T3_115">.</text:span></text:p>
      <text:p text:style-name="P4"><text:span text:style-name="T4_1"><text:tab/></text:span><text:span text:style-name="T4_2">When</text:span><text:span text:style-name="T4_3"><text:s/></text:span><text:span text:style-name="T4_4">we</text:span><text:span text:style-name="T4_5"><text:s/></text:span><text:span text:style-name="T4_6">declare</text:span><text:span text:style-name="T4_7"><text:s/></text:span><text:span text:style-name="T4_8">variables</text:span><text:span text:style-name="T4_9"><text:s/></text:span><text:span text:style-name="T4_10">of</text:span><text:span text:style-name="T4_11"><text:s/></text:span><text:span text:style-name="T4_12">type</text:span><text:span text:style-name="T4_13"><text:s/></text:span><text:span text:style-name="T4_14">string</text:span><text:span text:style-name="T4_15">,<text:s/></text:span><text:span text:style-name="T4_16">we</text:span><text:span text:style-name="T4_17"><text:s/></text:span><text:span text:style-name="T4_18">declare</text:span><text:span text:style-name="T4_19"><text:s/></text:span><text:span text:style-name="T4_20">them</text:span><text:span text:style-name="T4_21"><text:s/></text:span><text:span text:style-name="T4_22">just</text:span><text:span text:style-name="T4_23"><text:s/></text:span><text:span text:style-name="T4_24">like</text:span><text:span text:style-name="T4_25"><text:s/></text:span><text:span text:style-name="T4_26">we</text:span><text:span text:style-name="T4_27"><text:s/></text:span><text:span text:style-name="T4_28">would</text:span><text:span text:style-name="T4_29"><text:s/></text:span><text:span text:style-name="T4_30">an</text:span><text:span text:style-name="T4_31"><text:s/></text:span><text:span text:style-name="T4_32">int</text:span><text:span text:style-name="T4_33"><text:s/></text:span><text:span text:style-name="T4_34">or</text:span><text:span text:style-name="T4_35"><text:s/></text:span><text:span text:style-name="T4_36">a</text:span><text:span text:style-name="T4_37"><text:s/></text:span><text:span text:style-name="T4_38">float</text:span><text:span text:style-name="T4_39"><text:s/></text:span><text:span text:style-name="T4_40">or</text:span><text:span text:style-name="T4_41"><text:s/></text:span><text:span text:style-name="T4_42">a</text:span><text:span text:style-name="T4_43"><text:s/></text:span><text:span text:style-name="T4_44">double</text:span><text:span text:style-name="T4_45">.<text:s/></text:span><text:span text:style-name="T4_46">We</text:span><text:span text:style-name="T4_47"><text:s/></text:span><text:span text:style-name="T4_48">can</text:span><text:span text:style-name="T4_49"><text:s/></text:span><text:span text:style-name="T4_50">create</text:span><text:span text:style-name="T4_51"><text:s/></text:span><text:span text:style-name="T4_52">a</text:span><text:span text:style-name="T4_53"><text:s/></text:span><text:span text:style-name="T4_54">variable</text:span><text:span text:style-name="T4_55"><text:s/></text:span><text:span text:style-name="T4_56">named</text:span><text:span text:style-name="T4_57"><text:s/>‘</text:span><text:span text:style-name="T4_58">myString</text:span><text:span text:style-name="T4_59">’<text:s/></text:span><text:span text:style-name="T4_60">of</text:span><text:span text:style-name="T4_61"><text:s/></text:span><text:span text:style-name="T4_62">type</text:span><text:span text:style-name="T4_63"><text:s/></text:span><text:span text:style-name="T4_64">string</text:span><text:span text:style-name="T4_65"><text:s/></text:span><text:span text:style-name="T4_66">by</text:span><text:span text:style-name="T4_67"><text:s/></text:span><text:span text:style-name="T4_68">doing</text:span><text:span text:style-name="T4_69"><text:s/></text:span><text:span text:style-name="T4_70">this</text:span><text:span text:style-name="T4_71">:</text:span></text:p>
      <text:p text:style-name="P5"/>
      <text:p text:style-name="P6"><text:span text:style-name="T6_1"><text:tab/></text:span><text:span text:style-name="T6_2">string</text:span><text:span text:style-name="T6_3"><text:s/></text:span><text:span text:style-name="T6_4">myString</text:span><text:span text:style-name="T6_5">;</text:span></text:p>
      <text:p text:style-name="P7"/>
      <text:p text:style-name="P8"><text:span text:style-name="T8_1">We</text:span><text:span text:style-name="T8_2"><text:s/></text:span><text:span text:style-name="T8_3">can</text:span><text:span text:style-name="T8_4"><text:s/></text:span><text:span text:style-name="T8_5">then</text:span><text:span text:style-name="T8_6"><text:s/></text:span><text:span text:style-name="T8_7">store</text:span><text:span text:style-name="T8_8"><text:s/></text:span><text:span text:style-name="T8_9">anything</text:span><text:span text:style-name="T8_10"><text:s/></text:span><text:span text:style-name="T8_11">we</text:span><text:span text:style-name="T8_12"><text:s/></text:span><text:span text:style-name="T8_13">want</text:span><text:span text:style-name="T8_14"><text:s/></text:span><text:span text:style-name="T8_15">in</text:span><text:span text:style-name="T8_16"><text:s/></text:span><text:span text:style-name="T8_17">that</text:span><text:span text:style-name="T8_18"><text:s/></text:span><text:span text:style-name="T8_19">string</text:span><text:span text:style-name="T8_20"><text:s/></text:span><text:span text:style-name="T8_21">as</text:span><text:span text:style-name="T8_22"><text:s/></text:span><text:span text:style-name="T8_23">long</text:span><text:span text:style-name="T8_24"><text:s/></text:span><text:span text:style-name="T8_25">as</text:span><text:span text:style-name="T8_26"><text:s/></text:span><text:span text:style-name="T8_27">it</text:span><text:span text:style-name="T8_28"><text:s/></text:span><text:span text:style-name="T8_29">is</text:span><text:span text:style-name="T8_30"><text:s/></text:span><text:span text:style-name="T8_31">a</text:span><text:span text:style-name="T8_32"><text:s/></text:span><text:span text:style-name="T8_33">literal</text:span><text:span text:style-name="T8_34"><text:s/></text:span><text:span text:style-name="T8_35">character</text:span><text:span text:style-name="T8_36">.<text:s/></text:span><text:span text:style-name="T8_37">When</text:span><text:span text:style-name="T8_38"><text:s/></text:span><text:span text:style-name="T8_39">a</text:span><text:span text:style-name="T8_40"><text:s/>“</text:span><text:span text:style-name="T8_41">value</text:span><text:span text:style-name="T8_42">”<text:s/></text:span><text:span text:style-name="T8_43">is</text:span><text:span text:style-name="T8_44"><text:s/></text:span><text:span text:style-name="T8_45">stored</text:span><text:span text:style-name="T8_46"><text:s/></text:span><text:span text:style-name="T8_47">in</text:span><text:span text:style-name="T8_48"><text:s/></text:span><text:span text:style-name="T8_49">a</text:span><text:span text:style-name="T8_50"><text:s/></text:span><text:span text:style-name="T8_51">string</text:span><text:span text:style-name="T8_52">,<text:s/></text:span><text:span text:style-name="T8_53">it</text:span><text:span text:style-name="T8_54"><text:s/></text:span><text:span text:style-name="T8_55">is</text:span><text:span text:style-name="T8_56"><text:s/></text:span><text:span text:style-name="T8_57">surrounded</text:span><text:span text:style-name="T8_58"><text:s/></text:span><text:span text:style-name="T8_59">by</text:span><text:span text:style-name="T8_60"><text:s/></text:span><text:span text:style-name="T8_61">double</text:span><text:span text:style-name="T8_62"><text:s/></text:span><text:span text:style-name="T8_63">quotes</text:span><text:span text:style-name="T8_64"><text:s/></text:span><text:span text:style-name="T8_65">such</text:span><text:span text:style-name="T8_66"><text:s/></text:span><text:span text:style-name="T8_67">as</text:span><text:span text:style-name="T8_68"><text:s/>“</text:span><text:span text:style-name="T8_69">Hello</text:span><text:span text:style-name="T8_70">”<text:s/></text:span><text:span text:style-name="T8_71">if</text:span><text:span text:style-name="T8_72"><text:s/></text:span><text:span text:style-name="T8_73">we</text:span><text:span text:style-name="T8_74"><text:s/></text:span><text:span text:style-name="T8_75">are</text:span><text:span text:style-name="T8_76"><text:s/></text:span><text:span text:style-name="T8_77">initializing</text:span><text:span text:style-name="T8_78"><text:s/></text:span><text:span text:style-name="T8_79">it</text:span><text:span text:style-name="T8_80">.<text:s/></text:span><text:span text:style-name="T8_81">If</text:span><text:span text:style-name="T8_82"><text:s/></text:span><text:span text:style-name="T8_83">we</text:span><text:span text:style-name="T8_84"><text:s/></text:span><text:span text:style-name="T8_85">are</text:span><text:span text:style-name="T8_86"><text:s/></text:span><text:span text:style-name="T8_87">storing</text:span><text:span text:style-name="T8_88"><text:s/></text:span><text:span text:style-name="T8_89">the</text:span><text:span text:style-name="T8_90"><text:s/></text:span><text:span text:style-name="T8_91">value</text:span><text:span text:style-name="T8_92"><text:s/></text:span><text:span text:style-name="T8_93">for</text:span><text:span text:style-name="T8_94"><text:s/></text:span><text:span text:style-name="T8_95">a</text:span><text:span text:style-name="T8_96"><text:s/></text:span><text:span text:style-name="T8_97">string</text:span><text:span text:style-name="T8_98"><text:s/></text:span><text:span text:style-name="T8_99">entered</text:span><text:span text:style-name="T8_100"><text:s/></text:span><text:span text:style-name="T8_101">by</text:span><text:span text:style-name="T8_102"><text:s/></text:span><text:span text:style-name="T8_103">a</text:span><text:span text:style-name="T8_104"><text:s/></text:span><text:span text:style-name="T8_105">user</text:span><text:span text:style-name="T8_106">,<text:s/></text:span><text:span text:style-name="T8_107">the</text:span><text:span text:style-name="T8_108"><text:s/></text:span><text:span text:style-name="T8_109">user</text:span><text:span text:style-name="T8_110"><text:s/></text:span><text:span text:style-name="T8_111">does</text:span><text:span text:style-name="T8_112"><text:s/></text:span><text:span text:style-name="T8_113">not</text:span><text:span text:style-name="T8_114"><text:s/></text:span><text:span text:style-name="T8_115">have</text:span><text:span text:style-name="T8_116"><text:s/></text:span><text:span text:style-name="T8_117">to</text:span><text:span text:style-name="T8_118"><text:s/></text:span><text:span text:style-name="T8_119">surround</text:span><text:span text:style-name="T8_120"><text:s/></text:span><text:span text:style-name="T8_121">the</text:span><text:span text:style-name="T8_122"><text:s/></text:span><text:span text:style-name="T8_123">word</text:span><text:span text:style-name="T8_124"><text:s/></text:span><text:span text:style-name="T8_125">with</text:span><text:span text:style-name="T8_126"><text:s/></text:span><text:span text:style-name="T8_127">quotes</text:span><text:span text:style-name="T8_128">.<text:s/></text:span><text:span text:style-name="T8_129">We</text:span><text:span text:style-name="T8_130"><text:s/></text:span><text:span text:style-name="T8_131">can</text:span><text:span text:style-name="T8_132"><text:s/></text:span><text:span text:style-name="T8_133">store</text:span><text:span text:style-name="T8_134"><text:s/>“</text:span><text:span text:style-name="T8_135">Hello</text:span><text:span text:style-name="T8_136">”<text:s/></text:span><text:span text:style-name="T8_137">in</text:span><text:span text:style-name="T8_138"><text:s/></text:span><text:span text:style-name="T8_139">the</text:span><text:span text:style-name="T8_140"><text:s/></text:span><text:span text:style-name="T8_141">string</text:span><text:span text:style-name="T8_142"><text:s/></text:span><text:span text:style-name="T8_143">by</text:span><text:span text:style-name="T8_144"><text:s/></text:span><text:span text:style-name="T8_145">doing</text:span><text:span text:style-name="T8_146"><text:s/></text:span><text:span text:style-name="T8_147">the</text:span><text:span text:style-name="T8_148"><text:s/></text:span><text:span text:style-name="T8_149">following</text:span><text:span text:style-name="T8_150">:</text:span></text:p>
      <text:p text:style-name="P9"/>
      <text:p text:style-name="P10"><text:span text:style-name="T10_1"><text:tab/></text:span><text:span text:style-name="T10_2">string</text:span><text:span text:style-name="T10_3"><text:s/></text:span><text:span text:style-name="T10_4">myString</text:span><text:span text:style-name="T10_5">;<text:tab/><text:tab/><text:tab/></text:span><text:span text:style-name="T10_6">or</text:span><text:span text:style-name="T10_7"><text:s/><text:tab/><text:tab/><text:tab/></text:span><text:span text:style-name="T10_8">string</text:span><text:span text:style-name="T10_9"><text:s/></text:span><text:span text:style-name="T10_10">myString</text:span><text:span text:style-name="T10_11">;</text:span></text:p>
      <text:p text:style-name="P11"><text:span text:style-name="T11_1"><text:tab/></text:span><text:span text:style-name="T11_2">myString</text:span><text:span text:style-name="T11_3"><text:s/>=<text:s/>“</text:span><text:span text:style-name="T11_4">Hello</text:span><text:span text:style-name="T11_5">”;<text:tab/><text:tab/><text:tab/><text:tab/><text:tab/><text:tab/></text:span><text:span text:style-name="T11_6">cin</text:span><text:span text:style-name="T11_7"><text:s/>&gt;&gt;<text:s/></text:span><text:span text:style-name="T11_8">myString</text:span><text:span text:style-name="T11_9">;<text:s/></text:span></text:p>
      <text:p text:style-name="P12"><text:span text:style-name="T12_1"><text:tab/><text:tab/><text:tab/><text:tab/><text:tab/><text:tab/><text:tab/><text:tab/><text:tab/>//</text:span><text:span text:style-name="T12_2">the</text:span><text:span text:style-name="T12_3"><text:s/></text:span><text:span text:style-name="T12_4">user</text:span><text:span text:style-name="T12_5"><text:s/></text:span><text:span text:style-name="T12_6">enters</text:span><text:span text:style-name="T12_7"><text:s/></text:span><text:span text:style-name="T12_8">Hello</text:span></text:p>
      <text:p text:style-name="P13"><text:span text:style-name="T13_1"><text:tab/></text:span></text:p>
      <text:p text:style-name="P14"><text:span text:style-name="T14_1"><text:tab/></text:span><text:span text:style-name="T14_2">It</text:span><text:span text:style-name="T14_3"><text:s/></text:span><text:span text:style-name="T14_4">is</text:span><text:span text:style-name="T14_5"><text:s/></text:span><text:span text:style-name="T14_6">also</text:span><text:span text:style-name="T14_7"><text:s/></text:span><text:span text:style-name="T14_8">possible</text:span><text:span text:style-name="T14_9"><text:s/></text:span><text:span text:style-name="T14_10">to</text:span><text:span text:style-name="T14_11"><text:s/></text:span><text:span text:style-name="T14_12">use</text:span><text:span text:style-name="T14_13"><text:s/></text:span><text:span text:style-name="T14_14">the</text:span><text:span text:style-name="T14_15"><text:s/></text:span><text:span text:style-name="T14_16">arithmetic</text:span><text:span text:style-name="T14_17"><text:s/></text:span><text:span text:style-name="T14_18">operator</text:span><text:span text:style-name="T14_19"><text:s/>+<text:s/></text:span><text:span text:style-name="T14_20">with</text:span><text:span text:style-name="T14_21"><text:s/></text:span><text:span text:style-name="T14_22">strings</text:span><text:span text:style-name="T14_23"><text:s/></text:span><text:span text:style-name="T14_24">which</text:span><text:span text:style-name="T14_25"><text:s/></text:span><text:span text:style-name="T14_26">will</text:span><text:span text:style-name="T14_27"><text:s/></text:span><text:span text:style-name="T14_28">concatenate</text:span><text:span text:style-name="T14_29"><text:s/>(</text:span><text:span text:style-name="T14_30">combine</text:span><text:span text:style-name="T14_31">)<text:s/></text:span><text:span text:style-name="T14_32">the</text:span><text:span text:style-name="T14_33"><text:s/></text:span><text:span text:style-name="T14_34">two</text:span><text:span text:style-name="T14_35"><text:s/></text:span><text:span text:style-name="T14_36">strings</text:span><text:span text:style-name="T14_37">.<text:s/></text:span><text:span text:style-name="T14_38">If</text:span><text:span text:style-name="T14_39"><text:s/></text:span><text:span text:style-name="T14_40">we</text:span><text:span text:style-name="T14_41"><text:s/></text:span><text:span text:style-name="T14_42">combined</text:span><text:span text:style-name="T14_43"><text:s/></text:span><text:span text:style-name="T14_44">one</text:span><text:span text:style-name="T14_45"><text:s/></text:span><text:span text:style-name="T14_46">string</text:span><text:span text:style-name="T14_47"><text:s/></text:span><text:span text:style-name="T14_48">that</text:span><text:span text:style-name="T14_49"><text:s/></text:span><text:span text:style-name="T14_50">contained</text:span><text:span text:style-name="T14_51"><text:s/>“</text:span><text:span text:style-name="T14_52">Hello</text:span><text:span text:style-name="T14_53">”<text:s/></text:span><text:span text:style-name="T14_54">and</text:span><text:span text:style-name="T14_55"><text:s/></text:span><text:span text:style-name="T14_56">another</text:span><text:span text:style-name="T14_57"><text:s/></text:span><text:span text:style-name="T14_58">string</text:span><text:span text:style-name="T14_59"><text:s/></text:span><text:span text:style-name="T14_60">that</text:span><text:span text:style-name="T14_61"><text:s/></text:span><text:span text:style-name="T14_62">contained</text:span><text:span text:style-name="T14_63"><text:s/>“</text:span><text:span text:style-name="T14_64">World</text:span><text:span text:style-name="T14_65">”<text:s/></text:span><text:span text:style-name="T14_66">the</text:span><text:span text:style-name="T14_67"><text:s/></text:span><text:span text:style-name="T14_68">connected</text:span><text:span text:style-name="T14_69"><text:s/></text:span><text:span text:style-name="T14_70">string</text:span><text:span text:style-name="T14_71"><text:s/></text:span><text:span text:style-name="T14_72">would</text:span><text:span text:style-name="T14_73"><text:s/></text:span><text:span text:style-name="T14_74">then</text:span><text:span text:style-name="T14_75"><text:s/></text:span><text:span text:style-name="T14_76">read</text:span><text:span text:style-name="T14_77"><text:s/>“</text:span><text:span text:style-name="T14_78">HelloWorld</text:span><text:span text:style-name="T14_79">”.<text:s/></text:span><text:span text:style-name="T14_80">In</text:span><text:span text:style-name="T14_81"><text:s/></text:span><text:span text:style-name="T14_82">order</text:span><text:span text:style-name="T14_83"><text:s/></text:span><text:span text:style-name="T14_84">to</text:span><text:span text:style-name="T14_85"><text:s/></text:span><text:span text:style-name="T14_86">have</text:span><text:span text:style-name="T14_87"><text:s/></text:span><text:span text:style-name="T14_88">a</text:span><text:span text:style-name="T14_89"><text:s/></text:span><text:span text:style-name="T14_90">space</text:span><text:span text:style-name="T14_91"><text:s/></text:span><text:span text:style-name="T14_92">between</text:span><text:span text:style-name="T14_93"><text:s/></text:span><text:span text:style-name="T14_94">the</text:span><text:span text:style-name="T14_95"><text:s/></text:span><text:span text:style-name="T14_96">two</text:span><text:span text:style-name="T14_97"><text:s/></text:span><text:span text:style-name="T14_98">words</text:span><text:span text:style-name="T14_99">,<text:s/></text:span><text:span text:style-name="T14_100">one</text:span><text:span text:style-name="T14_101"><text:s/></text:span><text:span text:style-name="T14_102">of</text:span><text:span text:style-name="T14_103"><text:s/></text:span><text:span text:style-name="T14_104">the</text:span><text:span text:style-name="T14_105"><text:s/></text:span><text:span text:style-name="T14_106">strings</text:span><text:span text:style-name="T14_107"><text:s/></text:span><text:span text:style-name="T14_108">would</text:span><text:span text:style-name="T14_109"><text:s/></text:span><text:span text:style-name="T14_110">need</text:span><text:span text:style-name="T14_111"><text:s/></text:span><text:span text:style-name="T14_112">to</text:span><text:span text:style-name="T14_113"><text:s/></text:span><text:span text:style-name="T14_114">contain</text:span><text:span text:style-name="T14_115"><text:s/></text:span><text:span text:style-name="T14_116">a</text:span><text:span text:style-name="T14_117"><text:s/></text:span><text:span text:style-name="T14_118">space</text:span><text:span text:style-name="T14_119"><text:s/></text:span><text:span text:style-name="T14_120">such</text:span><text:span text:style-name="T14_121"><text:s/></text:span><text:span text:style-name="T14_122">as</text:span><text:span text:style-name="T14_123"><text:s/></text:span><text:span text:style-name="T14_124">this</text:span><text:span text:style-name="T14_125">:<text:s/>“</text:span><text:span text:style-name="T14_126">Hello</text:span><text:span text:style-name="T14_127"><text:s/>“<text:s/>+<text:s/>“</text:span><text:span text:style-name="T14_128">World</text:span><text:span text:style-name="T14_129">”<text:s/></text:span><text:span text:style-name="T14_130">or</text:span><text:span text:style-name="T14_131"><text:s/>“</text:span><text:span text:style-name="T14_132">Hello</text:span><text:span text:style-name="T14_133">”<text:s/>+<text:s/>“<text:s/></text:span><text:span text:style-name="T14_134">World</text:span><text:span text:style-name="T14_135">”.<text:s/></text:span><text:span text:style-name="T14_136">Both</text:span><text:span text:style-name="T14_137"><text:s/></text:span><text:span text:style-name="T14_138">of</text:span><text:span text:style-name="T14_139"><text:s/></text:span><text:span text:style-name="T14_140">these</text:span><text:span text:style-name="T14_141"><text:s/></text:span><text:span text:style-name="T14_142">would</text:span><text:span text:style-name="T14_143"><text:s/></text:span><text:span text:style-name="T14_144">concatenate</text:span><text:span text:style-name="T14_145"><text:s/></text:span><text:span text:style-name="T14_146">the</text:span><text:span text:style-name="T14_147"><text:s/></text:span><text:span text:style-name="T14_148">two</text:span><text:span text:style-name="T14_149"><text:s/></text:span><text:span text:style-name="T14_150">strings</text:span><text:span text:style-name="T14_151"><text:s/></text:span><text:span text:style-name="T14_152">to</text:span><text:span text:style-name="T14_153"><text:s/></text:span><text:span text:style-name="T14_154">create</text:span><text:span text:style-name="T14_155"><text:s/></text:span><text:span text:style-name="T14_156">one</text:span><text:span text:style-name="T14_157"><text:s/></text:span><text:span text:style-name="T14_158">string</text:span><text:span text:style-name="T14_159"><text:s/></text:span><text:span text:style-name="T14_160">that</text:span><text:span text:style-name="T14_161"><text:s/></text:span><text:span text:style-name="T14_162">contains</text:span><text:span text:style-name="T14_163"><text:s/>“</text:span><text:span text:style-name="T14_164">Hello</text:span><text:span text:style-name="T14_165"><text:s/></text:span><text:span text:style-name="T14_166">World</text:span><text:span text:style-name="T14_167">”.<text:s/></text:span></text:p>
      <text:p text:style-name="P15"><text:span text:style-name="T15_1"><text:tab/></text:span><text:span text:style-name="T15_2">When</text:span><text:span text:style-name="T15_3"><text:s/></text:span><text:span text:style-name="T15_4">reading</text:span><text:span text:style-name="T15_5"><text:s/></text:span><text:span text:style-name="T15_6">strings</text:span><text:span text:style-name="T15_7"><text:s/></text:span><text:span text:style-name="T15_8">from</text:span><text:span text:style-name="T15_9"><text:s/></text:span><text:span text:style-name="T15_10">cin</text:span><text:span text:style-name="T15_11">,<text:s/></text:span><text:span text:style-name="T15_12">the</text:span><text:span text:style-name="T15_13"><text:s/></text:span><text:span text:style-name="T15_14">string</text:span><text:span text:style-name="T15_15"><text:s/></text:span><text:span text:style-name="T15_16">will</text:span><text:span text:style-name="T15_17"><text:s/></text:span><text:span text:style-name="T15_18">contain</text:span><text:span text:style-name="T15_19"><text:s/></text:span><text:span text:style-name="T15_20">up</text:span><text:span text:style-name="T15_21"><text:s/></text:span><text:span text:style-name="T15_22">to</text:span><text:span text:style-name="T15_23"><text:s/></text:span><text:span text:style-name="T15_24">the</text:span><text:span text:style-name="T15_25"><text:s/></text:span><text:span text:style-name="T15_26">first</text:span><text:span text:style-name="T15_27"><text:s/></text:span><text:span text:style-name="T15_28">space</text:span><text:span text:style-name="T15_29">,<text:s/></text:span><text:span text:style-name="T15_30">or</text:span><text:span text:style-name="T15_31"><text:s/></text:span><text:span text:style-name="T15_32">whitespace</text:span><text:span text:style-name="T15_33">,<text:s/></text:span><text:span text:style-name="T15_34">that</text:span><text:span text:style-name="T15_35"><text:s/></text:span><text:span text:style-name="T15_36">it</text:span><text:span text:style-name="T15_37"><text:s/></text:span><text:span text:style-name="T15_38">finds</text:span><text:span text:style-name="T15_39"><text:s/></text:span><text:span text:style-name="T15_40">in</text:span><text:span text:style-name="T15_41"><text:s/></text:span><text:span text:style-name="T15_42">the</text:span><text:span text:style-name="T15_43"><text:s/></text:span><text:span text:style-name="T15_44">text</text:span><text:span text:style-name="T15_45">.<text:s/></text:span><text:span text:style-name="T15_46">For</text:span><text:span text:style-name="T15_47"><text:s/></text:span><text:span text:style-name="T15_48">example</text:span><text:span text:style-name="T15_49">,<text:s/></text:span><text:span text:style-name="T15_50">if</text:span><text:span text:style-name="T15_51"><text:s/></text:span><text:span text:style-name="T15_52">the</text:span><text:span text:style-name="T15_53"><text:s/></text:span><text:span text:style-name="T15_54">user</text:span><text:span text:style-name="T15_55"><text:s/></text:span><text:span text:style-name="T15_56">inputs</text:span><text:span text:style-name="T15_57"><text:s/>“</text:span><text:span text:style-name="T15_58">Hello</text:span><text:span text:style-name="T15_59"><text:s/></text:span><text:span text:style-name="T15_60">World</text:span><text:span text:style-name="T15_61">”<text:s/></text:span><text:span text:style-name="T15_62">to</text:span><text:span text:style-name="T15_63"><text:s/></text:span><text:span text:style-name="T15_64">be</text:span><text:span text:style-name="T15_65"><text:s/></text:span><text:span text:style-name="T15_66">stored</text:span><text:span text:style-name="T15_67"><text:s/></text:span><text:span text:style-name="T15_68">in</text:span><text:span text:style-name="T15_69"><text:s/></text:span><text:span text:style-name="T15_70">the</text:span><text:span text:style-name="T15_71"><text:s/></text:span><text:span text:style-name="T15_72">string</text:span><text:span text:style-name="T15_73">,<text:s/></text:span><text:span text:style-name="T15_74">cin</text:span><text:span text:style-name="T15_75"><text:s/></text:span><text:span text:style-name="T15_76">truncates</text:span><text:span text:style-name="T15_77"><text:s/></text:span><text:span text:style-name="T15_78">after</text:span><text:span text:style-name="T15_79"><text:s/></text:span><text:span text:style-name="T15_80">the</text:span><text:span text:style-name="T15_81"><text:s/></text:span><text:span text:style-name="T15_82">first</text:span><text:span text:style-name="T15_83"><text:s/></text:span><text:span text:style-name="T15_84">whitespace</text:span><text:span text:style-name="T15_85">,<text:s/></text:span><text:span text:style-name="T15_86">and</text:span><text:span text:style-name="T15_87"><text:s/></text:span><text:span text:style-name="T15_88">thus</text:span><text:span text:style-name="T15_89"><text:s/></text:span><text:span text:style-name="T15_90">the</text:span><text:span text:style-name="T15_91"><text:s/></text:span><text:span text:style-name="T15_92">string</text:span><text:span text:style-name="T15_93"><text:s/></text:span><text:span text:style-name="T15_94">would</text:span><text:span text:style-name="T15_95"><text:s/></text:span><text:span text:style-name="T15_96">contain</text:span><text:span text:style-name="T15_97"><text:s/></text:span><text:span text:style-name="T15_98">only</text:span><text:span text:style-name="T15_99"><text:s/>“</text:span><text:span text:style-name="T15_100">Hello</text:span><text:span text:style-name="T15_101">”.<text:s/></text:span><text:span text:style-name="T15_102">If</text:span><text:span text:style-name="T15_103"><text:s/></text:span><text:span text:style-name="T15_104">we</text:span><text:span text:style-name="T15_105"><text:s/></text:span><text:span text:style-name="T15_106">want</text:span><text:span text:style-name="T15_107"><text:s/></text:span><text:span text:style-name="T15_108">to</text:span><text:span text:style-name="T15_109"><text:s/></text:span><text:span text:style-name="T15_110">take</text:span><text:span text:style-name="T15_111"><text:s/></text:span><text:span text:style-name="T15_112">the</text:span><text:span text:style-name="T15_113"><text:s/></text:span><text:span text:style-name="T15_114">entire</text:span><text:span text:style-name="T15_115"><text:s/></text:span><text:span text:style-name="T15_116">line</text:span><text:span text:style-name="T15_117"><text:s/></text:span><text:span text:style-name="T15_118">of</text:span><text:span text:style-name="T15_119"><text:s/></text:span><text:span text:style-name="T15_120">text</text:span><text:span text:style-name="T15_121"><text:s/></text:span><text:span text:style-name="T15_122">that</text:span><text:span text:style-name="T15_123"><text:s/></text:span><text:span text:style-name="T15_124">we</text:span><text:span text:style-name="T15_125"><text:s/></text:span><text:span text:style-name="T15_126">would</text:span><text:span text:style-name="T15_127"><text:s/></text:span><text:span text:style-name="T15_128">need</text:span><text:span text:style-name="T15_129"><text:s/></text:span><text:span text:style-name="T15_130">to</text:span><text:span text:style-name="T15_131"><text:s/></text:span><text:span text:style-name="T15_132">use</text:span><text:span text:style-name="T15_133"><text:s/></text:span><text:span text:style-name="T15_134">the</text:span><text:span text:style-name="T15_135"><text:s/></text:span><text:span text:style-name="T15_136">getline</text:span><text:span text:style-name="T15_137">()<text:s/></text:span><text:span text:style-name="T15_138">function</text:span><text:span text:style-name="T15_139">,<text:s/></text:span><text:span text:style-name="T15_140">which</text:span><text:span text:style-name="T15_141"><text:s/></text:span><text:span text:style-name="T15_142">will</text:span><text:span text:style-name="T15_143"><text:s/></text:span><text:span text:style-name="T15_144">read</text:span><text:span text:style-name="T15_145"><text:s/></text:span><text:span text:style-name="T15_146">until</text:span><text:span text:style-name="T15_147"><text:s/></text:span><text:span text:style-name="T15_148">the</text:span><text:span text:style-name="T15_149"><text:s/></text:span><text:span text:style-name="T15_150">first</text:span><text:span text:style-name="T15_151"><text:s/></text:span><text:span text:style-name="T15_152">line</text:span><text:span text:style-name="T15_153">-</text:span><text:span text:style-name="T15_154">break</text:span><text:span text:style-name="T15_155"><text:s/></text:span><text:span text:style-name="T15_156">character</text:span><text:span text:style-name="T15_157">.<text:s/></text:span><text:span text:style-name="T15_158"><office:annotation><dc:creator/><text:p text:style-name="P16"><text:span text:style-name="T16_1">Dale</text:span><text:span text:style-name="T16_2"><text:s/></text:span><text:span text:style-name="T16_3">Stevens</text:span><text:span text:style-name="T16_4">:</text:span></text:p><text:p text:style-name="P17"><text:span text:style-name="T17_1">Consider</text:span><text:span text:style-name="T17_2"><text:s/></text:span><text:span text:style-name="T17_3">removing</text:span><text:span text:style-name="T17_4">.</text:span></text:p></office:annotation></text:span><text:span text:style-name="T17_5">In</text:span><text:span text:style-name="T17_6"><text:s/></text:span><text:span text:style-name="T17_7">order</text:span><text:span text:style-name="T17_8"><text:s/></text:span><text:span text:style-name="T17_9">to</text:span><text:span text:style-name="T17_10"><text:s/></text:span><text:span text:style-name="T17_11">be</text:span><text:span text:style-name="T17_12"><text:s/></text:span><text:span text:style-name="T17_13">able</text:span><text:span text:style-name="T17_14"><text:s/></text:span><text:span text:style-name="T17_15">to</text:span><text:span text:style-name="T17_16"><text:s/></text:span><text:span text:style-name="T17_17">read</text:span><text:span text:style-name="T17_18"><text:s/></text:span><text:span text:style-name="T17_19">in</text:span><text:span text:style-name="T17_20"><text:s/></text:span><text:span text:style-name="T17_21">a</text:span><text:span text:style-name="T17_22"><text:s/></text:span><text:span text:style-name="T17_23">line</text:span><text:span text:style-name="T17_24"><text:s/></text:span><text:span text:style-name="T17_25">of</text:span><text:span text:style-name="T17_26"><text:s/></text:span><text:span text:style-name="T17_27">text</text:span><text:span text:style-name="T17_28"><text:s/></text:span><text:span text:style-name="T17_29">entered</text:span><text:span text:style-name="T17_30"><text:s/></text:span><text:span text:style-name="T17_31">by</text:span><text:span text:style-name="T17_32"><text:s/></text:span><text:span text:style-name="T17_33">the</text:span><text:span text:style-name="T17_34"><text:s/></text:span><text:span text:style-name="T17_35">user</text:span><text:span text:style-name="T17_36">,<text:s/></text:span><text:span text:style-name="T17_37">we</text:span><text:span text:style-name="T17_38"><text:s/></text:span><text:span text:style-name="T17_39">need</text:span><text:span text:style-name="T17_40"><text:s/></text:span><text:span text:style-name="T17_41">to</text:span><text:span text:style-name="T17_42"><text:s/></text:span><text:span text:style-name="T17_43">declare</text:span><text:span text:style-name="T17_44"><text:s/></text:span><text:span text:style-name="T17_45">a</text:span><text:span text:style-name="T17_46"><text:s/></text:span><text:span text:style-name="T17_47">string</text:span><text:span text:style-name="T17_48">,<text:s/></text:span><text:span text:style-name="T17_49">and</text:span><text:span text:style-name="T17_50"><text:s/></text:span><text:span text:style-name="T17_51">read</text:span><text:span text:style-name="T17_52"><text:s/></text:span><text:span text:style-name="T17_53">the</text:span><text:span text:style-name="T17_54"><text:s/></text:span><text:span text:style-name="T17_55">user</text:span><text:span text:style-name="T17_56">’</text:span><text:span text:style-name="T17_57">s</text:span><text:span text:style-name="T17_58"><text:s/></text:span><text:span text:style-name="T17_59">text</text:span><text:span text:style-name="T17_60"><text:s/></text:span><text:span text:style-name="T17_61">into</text:span><text:span text:style-name="T17_62"><text:s/></text:span><text:span text:style-name="T17_63">the</text:span><text:span text:style-name="T17_64"><text:s/></text:span><text:span text:style-name="T17_65">string</text:span><text:span text:style-name="T17_66">.<text:s/></text:span><text:span text:style-name="T17_67">This</text:span><text:span text:style-name="T17_68"><text:s/></text:span><text:span text:style-name="T17_69">is</text:span><text:span text:style-name="T17_70"><text:s/></text:span><text:span text:style-name="T17_71">how</text:span><text:span text:style-name="T17_72"><text:s/></text:span><text:span text:style-name="T17_73">you</text:span><text:span text:style-name="T17_74"><text:s/></text:span><text:span text:style-name="T17_75">use</text:span><text:span text:style-name="T17_76"><text:s/></text:span><text:span text:style-name="T17_77">the</text:span><text:span text:style-name="T17_78"><text:s/></text:span><text:span text:style-name="T17_79">getline</text:span><text:span text:style-name="T17_80">()<text:s/></text:span><text:span text:style-name="T17_81">function</text:span><text:span text:style-name="T17_82">:</text:span></text:p>
      <text:p text:style-name="P18"><text:span text:style-name="T18_1"><text:tab/><text:tab/></text:span></text:p>
      <text:p text:style-name="P19"><text:span text:style-name="T19_1"><text:tab/><text:tab/></text:span><text:span text:style-name="T19_2">string</text:span><text:span text:style-name="T19_3"><text:s/></text:span><text:span text:style-name="T19_4">myString</text:span><text:span text:style-name="T19_5">;</text:span></text:p>
      <text:p text:style-name="P20"><text:span text:style-name="T20_1"><text:tab/><text:tab/></text:span><text:span text:style-name="T20_2">getline</text:span><text:span text:style-name="T20_3">(</text:span><text:span text:style-name="T20_4">cin</text:span><text:span text:style-name="T20_5">,<text:s/></text:span><text:span text:style-name="T20_6">myString</text:span><text:span text:style-name="T20_7">);</text:span></text:p>
      <text:p text:style-name="P21"/>
      <text:p text:style-name="P22"><text:span text:style-name="T22_1">This</text:span><text:span text:style-name="T22_2"><text:s/></text:span><text:span text:style-name="T22_3">function</text:span><text:span text:style-name="T22_4"><text:s/></text:span><text:span text:style-name="T22_5">call</text:span><text:span text:style-name="T22_6"><text:s/></text:span><text:span text:style-name="T22_7">will</text:span><text:span text:style-name="T22_8"><text:s/></text:span><text:span text:style-name="T22_9">take</text:span><text:span text:style-name="T22_10"><text:s/></text:span><text:span text:style-name="T22_11">the</text:span><text:span text:style-name="T22_12"><text:s/></text:span><text:span text:style-name="T22_13">line</text:span><text:span text:style-name="T22_14"><text:s/></text:span><text:span text:style-name="T22_15">of</text:span><text:span text:style-name="T22_16"><text:s/></text:span><text:span text:style-name="T22_17">string</text:span><text:span text:style-name="T22_18">,<text:s/></text:span><text:span text:style-name="T22_19">including</text:span><text:span text:style-name="T22_20"><text:s/></text:span><text:span text:style-name="T22_21">all</text:span><text:span text:style-name="T22_22"><text:s/></text:span><text:span text:style-name="T22_23">whitespace</text:span><text:span text:style-name="T22_24"><text:s/></text:span><text:span text:style-name="T22_25">characters</text:span><text:span text:style-name="T22_26">,<text:s/></text:span><text:span text:style-name="T22_27">and</text:span><text:span text:style-name="T22_28"><text:s/></text:span><text:span text:style-name="T22_29">store</text:span><text:span text:style-name="T22_30"><text:s/></text:span><text:span text:style-name="T22_31">it</text:span><text:span text:style-name="T22_32"><text:s/></text:span><text:span text:style-name="T22_33">in</text:span><text:span text:style-name="T22_34"><text:s/></text:span><text:span text:style-name="T22_35">the</text:span><text:span text:style-name="T22_36"><text:s/></text:span><text:span text:style-name="T22_37">variable</text:span><text:span text:style-name="T22_38"><text:s/></text:span><text:span text:style-name="T22_39">myString</text:span><text:span text:style-name="T22_40">.<text:s/></text:span></text:p>
      <text:p text:style-name="P23"><text:span text:style-name="T23_1"><text:tab/></text:span><text:span text:style-name="T23_2">We</text:span><text:span text:style-name="T23_3"><text:s/></text:span><text:span text:style-name="T23_4">can</text:span><text:span text:style-name="T23_5"><text:s/></text:span><text:span text:style-name="T23_6">also</text:span><text:span text:style-name="T23_7"><text:s/></text:span><text:span text:style-name="T23_8">find</text:span><text:span text:style-name="T23_9"><text:s/></text:span><text:span text:style-name="T23_10">out</text:span><text:span text:style-name="T23_11"><text:s/></text:span><text:span text:style-name="T23_12">the</text:span><text:span text:style-name="T23_13"><text:s/></text:span><text:span text:style-name="T23_14">length</text:span><text:span text:style-name="T23_15"><text:s/></text:span><text:span text:style-name="T23_16">of</text:span><text:span text:style-name="T23_17"><text:s/></text:span><text:span text:style-name="T23_18">the</text:span><text:span text:style-name="T23_19"><text:s/></text:span><text:span text:style-name="T23_20">string</text:span><text:span text:style-name="T23_21"><text:s/></text:span><text:span text:style-name="T23_22">by</text:span><text:span text:style-name="T23_23"><text:s/></text:span><text:span text:style-name="T23_24">using</text:span><text:span text:style-name="T23_25"><text:s/></text:span><text:span text:style-name="T23_26">the</text:span><text:span text:style-name="T23_27"><text:s/></text:span><text:span text:style-name="T23_28">function</text:span><text:span text:style-name="T23_29"><text:s/>.</text:span><text:span text:style-name="T23_30">length</text:span><text:span text:style-name="T23_31">()<text:s/></text:span><text:span text:style-name="T23_32">with</text:span><text:span text:style-name="T23_33"><text:s/></text:span><text:span text:style-name="T23_34">the</text:span><text:span text:style-name="T23_35"><text:s/></text:span><text:span text:style-name="T23_36">function</text:span><text:span text:style-name="T23_37"><text:s/></text:span><text:span text:style-name="T23_38">name</text:span><text:span text:style-name="T23_39">.<text:s/></text:span><text:span text:style-name="T23_40">For</text:span><text:span text:style-name="T23_41"><text:s/></text:span><text:span text:style-name="T23_42">example</text:span><text:span text:style-name="T23_43">,<text:s/></text:span><text:span text:style-name="T23_44">wanted</text:span><text:span text:style-name="T23_45"><text:s/></text:span><text:span text:style-name="T23_46">to</text:span><text:span text:style-name="T23_47"><text:s/></text:span><text:span text:style-name="T23_48">find</text:span><text:span text:style-name="T23_49"><text:s/></text:span><text:span text:style-name="T23_50">the</text:span><text:span text:style-name="T23_51"><text:s/></text:span><text:span text:style-name="T23_52">length</text:span><text:span text:style-name="T23_53"><text:s/></text:span><text:span text:style-name="T23_54">of</text:span><text:span text:style-name="T23_55"><text:s/></text:span><text:span text:style-name="T23_56">a</text:span><text:span text:style-name="T23_57"><text:s/></text:span><text:span text:style-name="T23_58">string</text:span><text:span text:style-name="T23_59"><text:s/></text:span><text:span text:style-name="T23_60">entered</text:span><text:span text:style-name="T23_61"><text:s/></text:span><text:span text:style-name="T23_62">by</text:span><text:span text:style-name="T23_63"><text:s/></text:span><text:span text:style-name="T23_64">a</text:span><text:span text:style-name="T23_65"><text:s/></text:span><text:span text:style-name="T23_66">user</text:span><text:span text:style-name="T23_67"><text:s/></text:span><text:span text:style-name="T23_68">we</text:span><text:span text:style-name="T23_69"><text:s/></text:span><text:span text:style-name="T23_70">might</text:span><text:span text:style-name="T23_71"><text:s/></text:span><text:span text:style-name="T23_72">do</text:span><text:span text:style-name="T23_73"><text:s/></text:span><text:span text:style-name="T23_74">this</text:span><text:span text:style-name="T23_75">:</text:span></text:p>
      <text:p text:style-name="P24"><text:span text:style-name="T24_1"><text:tab/></text:span></text:p>
      <text:p text:style-name="P25"/>
      <text:p text:style-name="P26"><text:span text:style-name="T26_1">string</text:span><text:span text:style-name="T26_2"><text:s/></text:span><text:span text:style-name="T26_3">myString</text:span><text:span text:style-name="T26_4">;</text:span></text:p>
      <text:p text:style-name="P27"><text:span text:style-name="T27_1"><text:tab/></text:span><text:span text:style-name="T27_2">int</text:span><text:span text:style-name="T27_3"><text:s/></text:span><text:span text:style-name="T27_4">stringLength</text:span><text:span text:style-name="T27_5">;</text:span></text:p>
      <text:p text:style-name="P28"><text:span text:style-name="T28_1"><text:tab/></text:span><text:span text:style-name="T28_2">getline</text:span><text:span text:style-name="T28_3">(</text:span><text:span text:style-name="T28_4">cin</text:span><text:span text:style-name="T28_5">,<text:s/></text:span><text:span text:style-name="T28_6">myString</text:span><text:span text:style-name="T28_7">);</text:span></text:p>
      <text:p text:style-name="P29"><text:span text:style-name="T29_1"><text:tab/></text:span><text:span text:style-name="T29_2">stringLength</text:span><text:span text:style-name="T29_3"><text:s/>=<text:s/></text:span><text:span text:style-name="T29_4">myString</text:span><text:span text:style-name="T29_5">.</text:span><text:span text:style-name="T29_6">length</text:span><text:span text:style-name="T29_7">();</text:span></text:p>
      <text:p text:style-name="P30"/>
      <text:p text:style-name="P31"><text:span text:style-name="T31_1">In</text:span><text:span text:style-name="T31_2"><text:s/></text:span><text:span text:style-name="T31_3">here</text:span><text:span text:style-name="T31_4">,<text:s/></text:span><text:span text:style-name="T31_5">the</text:span><text:span text:style-name="T31_6"><text:s/></text:span><text:span text:style-name="T31_7">length</text:span><text:span text:style-name="T31_8"><text:s/></text:span><text:span text:style-name="T31_9">of</text:span><text:span text:style-name="T31_10"><text:s/></text:span><text:span text:style-name="T31_11">the</text:span><text:span text:style-name="T31_12"><text:s/></text:span><text:span text:style-name="T31_13">string</text:span><text:span text:style-name="T31_14">,<text:s/></text:span><text:span text:style-name="T31_15">whatever</text:span><text:span text:style-name="T31_16"><text:s/></text:span><text:span text:style-name="T31_17">it</text:span><text:span text:style-name="T31_18"><text:s/></text:span><text:span text:style-name="T31_19">may</text:span><text:span text:style-name="T31_20"><text:s/></text:span><text:span text:style-name="T31_21">be</text:span><text:span text:style-name="T31_22"><text:s/></text:span><text:span text:style-name="T31_23">would</text:span><text:span text:style-name="T31_24"><text:s/></text:span><text:span text:style-name="T31_25">be</text:span><text:span text:style-name="T31_26"><text:s/></text:span><text:span text:style-name="T31_27">stored</text:span><text:span text:style-name="T31_28"><text:s/></text:span><text:span text:style-name="T31_29">in</text:span><text:span text:style-name="T31_30"><text:s/></text:span><text:span text:style-name="T31_31">the</text:span><text:span text:style-name="T31_32"><text:s/></text:span><text:span text:style-name="T31_33">integer</text:span><text:span text:style-name="T31_34"><text:s/></text:span><text:span text:style-name="T31_35">variable</text:span><text:span text:style-name="T31_36"><text:s/>‘</text:span><text:span text:style-name="T31_37">stringLength</text:span><text:span text:style-name="T31_38">’.<text:s/></text:span><text:span text:style-name="T31_39">We</text:span><text:span text:style-name="T31_40"><text:s/></text:span><text:span text:style-name="T31_41">can</text:span><text:span text:style-name="T31_42"><text:s/></text:span><text:span text:style-name="T31_43">then</text:span><text:span text:style-name="T31_44"><text:s/></text:span><text:span text:style-name="T31_45">use</text:span><text:span text:style-name="T31_46"><text:s/></text:span><text:span text:style-name="T31_47">that</text:span><text:span text:style-name="T31_48"><text:s/></text:span><text:span text:style-name="T31_49">integer</text:span><text:span text:style-name="T31_50"><text:s/></text:span><text:span text:style-name="T31_51">in</text:span><text:span text:style-name="T31_52"><text:s/></text:span><text:span text:style-name="T31_53">various</text:span><text:span text:style-name="T31_54"><text:s/></text:span><text:span text:style-name="T31_55">ways</text:span><text:span text:style-name="T31_56"><text:s/></text:span><text:span text:style-name="T31_57">to</text:span><text:span text:style-name="T31_58"><text:s/></text:span><text:span text:style-name="T31_59">manipulate</text:span><text:span text:style-name="T31_60"><text:s/></text:span><text:span text:style-name="T31_61">the</text:span><text:span text:style-name="T31_62"><text:s/></text:span><text:span text:style-name="T31_63">string</text:span><text:span text:style-name="T31_64">.<text:s/></text:span><text:span text:style-name="T31_65">We</text:span><text:span text:style-name="T31_66"><text:s/></text:span><text:span text:style-name="T31_67">can</text:span><text:span text:style-name="T31_68"><text:s/></text:span><text:span text:style-name="T31_69">also</text:span><text:span text:style-name="T31_70"><text:s/></text:span><text:span text:style-name="T31_71">find</text:span><text:span text:style-name="T31_72"><text:s/></text:span><text:span text:style-name="T31_73">certain</text:span><text:span text:style-name="T31_74"><text:s/></text:span><text:span text:style-name="T31_75">characters</text:span><text:span text:style-name="T31_76"><text:s/></text:span><text:span text:style-name="T31_77">in</text:span><text:span text:style-name="T31_78"><text:s/></text:span><text:span text:style-name="T31_79">a</text:span><text:span text:style-name="T31_80"><text:s/></text:span><text:span text:style-name="T31_81">string</text:span><text:span text:style-name="T31_82"><text:s/></text:span><text:span text:style-name="T31_83">by</text:span><text:span text:style-name="T31_84"><text:s/></text:span><text:span text:style-name="T31_85">using</text:span><text:span text:style-name="T31_86"><text:s/></text:span><text:span text:style-name="T31_87">the</text:span><text:span text:style-name="T31_88"><text:s/>.</text:span><text:span text:style-name="T31_89">find</text:span><text:span text:style-name="T31_90"><text:s/></text:span><text:span text:style-name="T31_91">and</text:span><text:span text:style-name="T31_92"><text:s/>.</text:span><text:span text:style-name="T31_93">rfind</text:span><text:span text:style-name="T31_94"><text:s/></text:span><text:span text:style-name="T31_95">functions</text:span><text:span text:style-name="T31_96">.<text:s/></text:span><text:span text:style-name="T31_97">For</text:span><text:span text:style-name="T31_98"><text:s/></text:span><text:span text:style-name="T31_99">example</text:span><text:span text:style-name="T31_100">,<text:s/></text:span><text:span text:style-name="T31_101">if</text:span><text:span text:style-name="T31_102"><text:s/></text:span><text:span text:style-name="T31_103">we</text:span><text:span text:style-name="T31_104"><text:s/></text:span><text:span text:style-name="T31_105">wanted</text:span><text:span text:style-name="T31_106"><text:s/></text:span><text:span text:style-name="T31_107">to</text:span><text:span text:style-name="T31_108"><text:s/></text:span><text:span text:style-name="T31_109">find</text:span><text:span text:style-name="T31_110"><text:s/></text:span><text:span text:style-name="T31_111">a</text:span><text:span text:style-name="T31_112"><text:s/></text:span><text:span text:style-name="T31_113">space</text:span><text:span text:style-name="T31_114"><text:s/></text:span><text:span text:style-name="T31_115">in</text:span><text:span text:style-name="T31_116"><text:s/></text:span><text:span text:style-name="T31_117">the</text:span><text:span text:style-name="T31_118"><text:s/></text:span><text:span text:style-name="T31_119">string</text:span><text:span text:style-name="T31_120"><text:s/>“</text:span><text:span text:style-name="T31_121">Hello</text:span><text:span text:style-name="T31_122"><text:s/></text:span><text:span text:style-name="T31_123">World</text:span><text:span text:style-name="T31_124">”<text:s/></text:span><text:span text:style-name="T31_125">which</text:span><text:span text:style-name="T31_126"><text:s/></text:span><text:span text:style-name="T31_127">is</text:span><text:span text:style-name="T31_128"><text:s/></text:span><text:span text:style-name="T31_129">stored</text:span><text:span text:style-name="T31_130"><text:s/></text:span><text:span text:style-name="T31_131">in</text:span><text:span text:style-name="T31_132"><text:s/></text:span><text:span text:style-name="T31_133">the</text:span><text:span text:style-name="T31_134"><text:s/></text:span><text:span text:style-name="T31_135">string</text:span><text:span text:style-name="T31_136"><text:s/>‘</text:span><text:span text:style-name="T31_137">myString</text:span><text:span text:style-name="T31_138">’,<text:s/></text:span><text:span text:style-name="T31_139">we</text:span><text:span text:style-name="T31_140"><text:s/></text:span><text:span text:style-name="T31_141">would</text:span><text:span text:style-name="T31_142"><text:s/></text:span><text:span text:style-name="T31_143">do</text:span><text:span text:style-name="T31_144"><text:s/></text:span><text:span text:style-name="T31_145">this</text:span><text:span text:style-name="T31_146">:</text:span></text:p>
      <text:p text:style-name="P32"/>
      <text:p text:style-name="P33"><text:span text:style-name="T33_1"><text:tab/></text:span><text:span text:style-name="T33_2">string</text:span><text:span text:style-name="T33_3"><text:s/></text:span><text:span text:style-name="T33_4">myString</text:span><text:span text:style-name="T33_5"><text:s/>=<text:s/>“</text:span><text:span text:style-name="T33_6">Hello</text:span><text:span text:style-name="T33_7"><text:s/></text:span><text:span text:style-name="T33_8">World</text:span><text:span text:style-name="T33_9">”;</text:span></text:p>
      <text:p text:style-name="P34"><text:span text:style-name="T34_1"><text:tab/></text:span><text:span text:style-name="T34_2">int</text:span><text:span text:style-name="T34_3"><text:s/></text:span><text:span text:style-name="T34_4">spot</text:span><text:span text:style-name="T34_5">;</text:span></text:p>
      <text:p text:style-name="P35"><text:span text:style-name="T35_1">spot</text:span><text:span text:style-name="T35_2"><text:s/>=<text:s/></text:span><text:span text:style-name="T35_3">myString</text:span><text:span text:style-name="T35_4">.</text:span><text:span text:style-name="T35_5">find</text:span><text:span text:style-name="T35_6">(“<text:s/>“);</text:span></text:p>
      <text:p text:style-name="P36"/>
      <text:p text:style-name="P37"><text:span text:style-name="T37_1">This</text:span><text:span text:style-name="T37_2"><text:s/></text:span><text:span text:style-name="T37_3">would</text:span><text:span text:style-name="T37_4"><text:s/></text:span><text:span text:style-name="T37_5">store</text:span><text:span text:style-name="T37_6"><text:s/></text:span><text:span text:style-name="T37_7">a</text:span><text:span text:style-name="T37_8"><text:s/>5<text:s/></text:span><text:span text:style-name="T37_9">in</text:span><text:span text:style-name="T37_10"><text:s/></text:span><text:span text:style-name="T37_11">the</text:span><text:span text:style-name="T37_12"><text:s/></text:span><text:span text:style-name="T37_13">variable</text:span><text:span text:style-name="T37_14"><text:s/></text:span><text:span text:style-name="T37_15">named</text:span><text:span text:style-name="T37_16"><text:s/></text:span><text:span text:style-name="T37_17">spot</text:span><text:span text:style-name="T37_18"><text:s/></text:span><text:span text:style-name="T37_19">because</text:span><text:span text:style-name="T37_20"><text:s/></text:span><text:span text:style-name="T37_21">the</text:span><text:span text:style-name="T37_22"><text:s/></text:span><text:span text:style-name="T37_23">space</text:span><text:span text:style-name="T37_24"><text:s/></text:span><text:span text:style-name="T37_25">is</text:span><text:span text:style-name="T37_26"><text:s/></text:span><text:span text:style-name="T37_27">found</text:span><text:span text:style-name="T37_28"><text:s/></text:span><text:span text:style-name="T37_29">in</text:span><text:span text:style-name="T37_30"><text:s/></text:span><text:span text:style-name="T37_31">the</text:span><text:span text:style-name="T37_32"><text:s/>5</text:span><text:span text:style-name="T37_33">th</text:span><text:span text:style-name="T37_34"><text:s/></text:span><text:span text:style-name="T37_35">position</text:span><text:span text:style-name="T37_36"><text:s/></text:span><text:span text:style-name="T37_37">of</text:span><text:span text:style-name="T37_38"><text:s/></text:span><text:span text:style-name="T37_39">the</text:span><text:span text:style-name="T37_40"><text:s/></text:span><text:span text:style-name="T37_41">string</text:span><text:span text:style-name="T37_42"><text:s/></text:span><text:span text:style-name="T37_43">when</text:span><text:span text:style-name="T37_44"><text:s/></text:span><text:span text:style-name="T37_45">it</text:span><text:span text:style-name="T37_46"><text:s/></text:span><text:span text:style-name="T37_47">is</text:span><text:span text:style-name="T37_48"><text:s/></text:span><text:span text:style-name="T37_49">treated</text:span><text:span text:style-name="T37_50"><text:s/></text:span><text:span text:style-name="T37_51">as</text:span><text:span text:style-name="T37_52"><text:s/></text:span><text:span text:style-name="T37_53">an</text:span><text:span text:style-name="T37_54"><text:s/></text:span><text:span text:style-name="T37_55">array</text:span><text:span text:style-name="T37_56">.<text:s/></text:span><text:span text:style-name="T37_57">When</text:span><text:span text:style-name="T37_58"><text:s/></text:span><text:span text:style-name="T37_59">a</text:span><text:span text:style-name="T37_60"><text:s/></text:span><text:span text:style-name="T37_61">line</text:span><text:span text:style-name="T37_62"><text:s/></text:span><text:span text:style-name="T37_63">of</text:span><text:span text:style-name="T37_64"><text:s/></text:span><text:span text:style-name="T37_65">text</text:span><text:span text:style-name="T37_66"><text:s/></text:span><text:span text:style-name="T37_67">is</text:span><text:span text:style-name="T37_68"><text:s/></text:span><text:span text:style-name="T37_69">stored</text:span><text:span text:style-name="T37_70"><text:s/></text:span><text:span text:style-name="T37_71">in</text:span><text:span text:style-name="T37_72"><text:s/></text:span><text:span text:style-name="T37_73">a</text:span><text:span text:style-name="T37_74"><text:s/></text:span><text:span text:style-name="T37_75">string</text:span><text:span text:style-name="T37_76">,<text:s/></text:span><text:span text:style-name="T37_77">it</text:span><text:span text:style-name="T37_78"><text:s/></text:span><text:span text:style-name="T37_79">is</text:span><text:span text:style-name="T37_80"><text:s/></text:span><text:span text:style-name="T37_81">stored</text:span><text:span text:style-name="T37_82"><text:s/></text:span><text:span text:style-name="T37_83">in</text:span><text:span text:style-name="T37_84"><text:s/></text:span><text:span text:style-name="T37_85">memory</text:span><text:span text:style-name="T37_86"><text:s/></text:span><text:span text:style-name="T37_87">as</text:span><text:span text:style-name="T37_88"><text:s/></text:span><text:span text:style-name="T37_89">an</text:span><text:span text:style-name="T37_90"><text:s/></text:span><text:span text:style-name="T37_91">array</text:span><text:span text:style-name="T37_92"><text:s/></text:span><text:span text:style-name="T37_93">with</text:span><text:span text:style-name="T37_94"><text:s/></text:span><text:span text:style-name="T37_95">the</text:span><text:span text:style-name="T37_96"><text:s/></text:span><text:span text:style-name="T37_97">amount</text:span><text:span text:style-name="T37_98"><text:s/></text:span><text:span text:style-name="T37_99">of</text:span><text:span text:style-name="T37_100"><text:s/></text:span><text:span text:style-name="T37_101">index</text:span><text:span text:style-name="T37_102"><text:s/></text:span><text:span text:style-name="T37_103">as</text:span><text:span text:style-name="T37_104"><text:s/></text:span><text:span text:style-name="T37_105">there</text:span><text:span text:style-name="T37_106"><text:s/></text:span><text:span text:style-name="T37_107">are</text:span><text:span text:style-name="T37_108"><text:s/></text:span><text:span text:style-name="T37_109">characters</text:span><text:span text:style-name="T37_110"><text:s/></text:span><text:span text:style-name="T37_111">in</text:span><text:span text:style-name="T37_112"><text:s/></text:span><text:span text:style-name="T37_113">the</text:span><text:span text:style-name="T37_114"><text:s/></text:span><text:span text:style-name="T37_115">string</text:span><text:span text:style-name="T37_116">.<text:s/></text:span><text:span text:style-name="T37_117">For</text:span><text:span text:style-name="T37_118"><text:s/></text:span><text:span text:style-name="T37_119">example</text:span><text:span text:style-name="T37_120">,<text:s/></text:span><text:span text:style-name="T37_121">the</text:span><text:span text:style-name="T37_122"><text:s/></text:span><text:span text:style-name="T37_123">string</text:span><text:span text:style-name="T37_124"><text:s/>“</text:span><text:span text:style-name="T37_125">Hello</text:span><text:span text:style-name="T37_126"><text:s/></text:span><text:span text:style-name="T37_127">World</text:span><text:span text:style-name="T37_128">”<text:s/></text:span><text:span text:style-name="T37_129">will</text:span><text:span text:style-name="T37_130"><text:s/></text:span><text:span text:style-name="T37_131">contain</text:span><text:span text:style-name="T37_132"><text:s/></text:span><text:span text:style-name="T37_133">an</text:span><text:span text:style-name="T37_134"><text:s/></text:span><text:span text:style-name="T37_135">array</text:span><text:span text:style-name="T37_136"><text:s/></text:span><text:span text:style-name="T37_137">with</text:span><text:span text:style-name="T37_138"><text:s/>11<text:s/></text:span><text:span text:style-name="T37_139">indexes</text:span><text:span text:style-name="T37_140">,<text:s/></text:span><text:span text:style-name="T37_141">therefore</text:span><text:span text:style-name="T37_142"><text:s/></text:span><text:span text:style-name="T37_143">the</text:span><text:span text:style-name="T37_144"><text:s/></text:span><text:span text:style-name="T37_145">space</text:span><text:span text:style-name="T37_146"><text:s/></text:span><text:span text:style-name="T37_147">would</text:span><text:span text:style-name="T37_148"><text:s/></text:span><text:span text:style-name="T37_149">be</text:span><text:span text:style-name="T37_150"><text:s/></text:span><text:span text:style-name="T37_151">found</text:span><text:span text:style-name="T37_152"><text:s/></text:span><text:span text:style-name="T37_153">in</text:span><text:span text:style-name="T37_154"><text:s/></text:span><text:span text:style-name="T37_155">myString</text:span><text:span text:style-name="T37_156">[5],<text:s/></text:span><text:span text:style-name="T37_157">which</text:span><text:span text:style-name="T37_158"><text:s/></text:span><text:span text:style-name="T37_159">is</text:span><text:span text:style-name="T37_160"><text:s/></text:span><text:span text:style-name="T37_161">why</text:span><text:span text:style-name="T37_162"><text:s/></text:span><text:span text:style-name="T37_163">when</text:span><text:span text:style-name="T37_164"><text:s/></text:span><text:span text:style-name="T37_165">the</text:span><text:span text:style-name="T37_166"><text:s/>.</text:span><text:span text:style-name="T37_167">find</text:span><text:span text:style-name="T37_168"><text:s/></text:span><text:span text:style-name="T37_169">function</text:span><text:span text:style-name="T37_170"><text:s/></text:span><text:span text:style-name="T37_171">is</text:span><text:span text:style-name="T37_172"><text:s/></text:span><text:span text:style-name="T37_173">called</text:span><text:span text:style-name="T37_174">,<text:s/></text:span><text:span text:style-name="T37_175">it</text:span><text:span text:style-name="T37_176"><text:s/></text:span><text:span text:style-name="T37_177">will</text:span><text:span text:style-name="T37_178"><text:s/></text:span><text:span text:style-name="T37_179">return</text:span><text:span text:style-name="T37_180"><text:s/></text:span><text:span text:style-name="T37_181">a</text:span><text:span text:style-name="T37_182"><text:s/></text:span><text:span text:style-name="T37_183">value</text:span><text:span text:style-name="T37_184"><text:s/></text:span><text:span text:style-name="T37_185">of</text:span><text:span text:style-name="T37_186"><text:s/>5.<text:s/></text:span></text:p>
      <text:p text:style-name="P38"><text:span text:style-name="T38_1">We</text:span><text:span text:style-name="T38_2"><text:s/></text:span><text:span text:style-name="T38_3">can</text:span><text:span text:style-name="T38_4"><text:s/></text:span><text:span text:style-name="T38_5">then</text:span><text:span text:style-name="T38_6"><text:s/></text:span><text:span text:style-name="T38_7">use</text:span><text:span text:style-name="T38_8"><text:s/></text:span><text:span text:style-name="T38_9">the</text:span><text:span text:style-name="T38_10"><text:s/>.</text:span><text:span text:style-name="T38_11">rfind</text:span><text:span text:style-name="T38_12"><text:s/></text:span><text:span text:style-name="T38_13">function</text:span><text:span text:style-name="T38_14"><text:s/></text:span><text:span text:style-name="T38_15">to</text:span><text:span text:style-name="T38_16"><text:s/></text:span><text:span text:style-name="T38_17">find</text:span><text:span text:style-name="T38_18"><text:s/></text:span><text:span text:style-name="T38_19">a</text:span><text:span text:style-name="T38_20"><text:s/></text:span><text:span text:style-name="T38_21">character</text:span><text:span text:style-name="T38_22"><text:s/></text:span><text:span text:style-name="T38_23">in</text:span><text:span text:style-name="T38_24"><text:s/></text:span><text:span text:style-name="T38_25">reverse</text:span><text:span text:style-name="T38_26"><text:s/></text:span><text:span text:style-name="T38_27">direction</text:span><text:span text:style-name="T38_28"><text:s/></text:span><text:span text:style-name="T38_29">from</text:span><text:span text:style-name="T38_30"><text:s/></text:span><text:span text:style-name="T38_31">a</text:span><text:span text:style-name="T38_32"><text:s/></text:span><text:span text:style-name="T38_33">certain</text:span><text:span text:style-name="T38_34"><text:s/></text:span><text:span text:style-name="T38_35">spot</text:span><text:span text:style-name="T38_36"><text:s/></text:span><text:span text:style-name="T38_37">in</text:span><text:span text:style-name="T38_38"><text:s/></text:span><text:span text:style-name="T38_39">the</text:span><text:span text:style-name="T38_40"><text:s/></text:span><text:span text:style-name="T38_41">string</text:span><text:span text:style-name="T38_42">.<text:s/></text:span><text:span text:style-name="T38_43">If</text:span><text:span text:style-name="T38_44"><text:s/></text:span><text:span text:style-name="T38_45">we</text:span><text:span text:style-name="T38_46"><text:s/></text:span><text:span text:style-name="T38_47">wanted</text:span><text:span text:style-name="T38_48"><text:s/></text:span><text:span text:style-name="T38_49">to</text:span><text:span text:style-name="T38_50"><text:s/></text:span><text:span text:style-name="T38_51">find</text:span><text:span text:style-name="T38_52"><text:s/></text:span><text:span text:style-name="T38_53">the</text:span><text:span text:style-name="T38_54"><text:s/>“</text:span><text:span text:style-name="T38_55">e</text:span><text:span text:style-name="T38_56">”<text:s/></text:span><text:span text:style-name="T38_57">before</text:span><text:span text:style-name="T38_58"><text:s/></text:span><text:span text:style-name="T38_59">the</text:span><text:span text:style-name="T38_60"><text:s/></text:span><text:span text:style-name="T38_61">space</text:span><text:span text:style-name="T38_62"><text:s/></text:span><text:span text:style-name="T38_63">we</text:span><text:span text:style-name="T38_64"><text:s/></text:span><text:span text:style-name="T38_65">might</text:span><text:span text:style-name="T38_66"><text:s/></text:span><text:span text:style-name="T38_67">do</text:span><text:span text:style-name="T38_68"><text:s/></text:span><text:span text:style-name="T38_69">something</text:span><text:span text:style-name="T38_70"><text:s/></text:span><text:span text:style-name="T38_71">like</text:span><text:span text:style-name="T38_72"><text:s/></text:span><text:span text:style-name="T38_73">this</text:span><text:span text:style-name="T38_74">:</text:span></text:p>
      <text:p text:style-name="P39"/>
      <text:p text:style-name="P40"><text:span text:style-name="T40_1"><text:tab/></text:span><text:span text:style-name="T40_2">string</text:span><text:span text:style-name="T40_3"><text:s/></text:span><text:span text:style-name="T40_4">myString</text:span><text:span text:style-name="T40_5"><text:s/>=<text:s/>“</text:span><text:span text:style-name="T40_6">Hello</text:span><text:span text:style-name="T40_7"><text:s/></text:span><text:span text:style-name="T40_8">World</text:span><text:span text:style-name="T40_9">”;</text:span></text:p>
      <text:p text:style-name="P41"><text:span text:style-name="T41_1"><text:tab/></text:span><text:span text:style-name="T41_2">int</text:span><text:span text:style-name="T41_3"><text:s/></text:span><text:span text:style-name="T41_4">spot</text:span><text:span text:style-name="T41_5">,<text:s/></text:span><text:span text:style-name="T41_6">spot</text:span><text:span text:style-name="T41_7">2;</text:span></text:p>
      <text:p text:style-name="P42"><text:span text:style-name="T42_1"><text:tab/></text:span><text:span text:style-name="T42_2">spot</text:span><text:span text:style-name="T42_3"><text:s/>=<text:s/></text:span><text:span text:style-name="T42_4">myString</text:span><text:span text:style-name="T42_5">.</text:span><text:span text:style-name="T42_6">find</text:span><text:span text:style-name="T42_7">(“<text:s/>“);</text:span></text:p>
      <text:p text:style-name="P43"><text:span text:style-name="T43_1"><text:tab/></text:span><text:span text:style-name="T43_2">spot</text:span><text:span text:style-name="T43_3">2<text:s/>=<text:s/></text:span><text:span text:style-name="T43_4">myString</text:span><text:span text:style-name="T43_5">.</text:span><text:span text:style-name="T43_6">rfind</text:span><text:span text:style-name="T43_7">(“</text:span><text:span text:style-name="T43_8">e</text:span><text:span text:style-name="T43_9">”,<text:s/></text:span><text:span text:style-name="T43_10">spot</text:span><text:span text:style-name="T43_11">);</text:span></text:p>
      <text:p text:style-name="P44"/>
      <text:p text:style-name="P45"><text:span text:style-name="T45_1">This</text:span><text:span text:style-name="T45_2"><text:s/></text:span><text:span text:style-name="T45_3">function</text:span><text:span text:style-name="T45_4"><text:s/></text:span><text:span text:style-name="T45_5">call</text:span><text:span text:style-name="T45_6"><text:s/></text:span><text:span text:style-name="T45_7">to</text:span><text:span text:style-name="T45_8"><text:s/>.</text:span><text:span text:style-name="T45_9">rfind</text:span><text:span text:style-name="T45_10"><text:s/></text:span><text:span text:style-name="T45_11">uses</text:span><text:span text:style-name="T45_12"><text:s/></text:span><text:span text:style-name="T45_13">the</text:span><text:span text:style-name="T45_14"><text:s/></text:span><text:span text:style-name="T45_15">arguments</text:span><text:span text:style-name="T45_16"><text:s/>“</text:span><text:span text:style-name="T45_17">e</text:span><text:span text:style-name="T45_18">”<text:s/></text:span><text:span text:style-name="T45_19">and</text:span><text:span text:style-name="T45_20"><text:s/></text:span><text:span text:style-name="T45_21">spot</text:span><text:span text:style-name="T45_22">.<text:s/></text:span><text:span text:style-name="T45_23">This</text:span><text:span text:style-name="T45_24"><text:s/></text:span><text:span text:style-name="T45_25">stores</text:span><text:span text:style-name="T45_26"><text:s/></text:span><text:span text:style-name="T45_27">the</text:span><text:span text:style-name="T45_28"><text:s/></text:span><text:span text:style-name="T45_29">position</text:span><text:span text:style-name="T45_30"><text:s/></text:span><text:span text:style-name="T45_31">of</text:span><text:span text:style-name="T45_32"><text:s/></text:span><text:span text:style-name="T45_33">the</text:span><text:span text:style-name="T45_34"><text:s/></text:span><text:span text:style-name="T45_35">first</text:span><text:span text:style-name="T45_36"><text:s/>“</text:span><text:span text:style-name="T45_37">e</text:span><text:span text:style-name="T45_38">”<text:s/></text:span><text:span text:style-name="T45_39">it</text:span><text:span text:style-name="T45_40"><text:s/></text:span><text:span text:style-name="T45_41">comes</text:span><text:span text:style-name="T45_42"><text:s/></text:span><text:span text:style-name="T45_43">across</text:span><text:span text:style-name="T45_44"><text:s/></text:span><text:span text:style-name="T45_45">after</text:span><text:span text:style-name="T45_46"><text:s/></text:span><text:span text:style-name="T45_47">going</text:span><text:span text:style-name="T45_48"><text:s/></text:span><text:span text:style-name="T45_49">in</text:span><text:span text:style-name="T45_50"><text:s/></text:span><text:span text:style-name="T45_51">reverse</text:span><text:span text:style-name="T45_52"><text:s/></text:span><text:span text:style-name="T45_53">from</text:span><text:span text:style-name="T45_54"><text:s/></text:span><text:span text:style-name="T45_55">index</text:span><text:span text:style-name="T45_56"><text:s/></text:span><text:span text:style-name="T45_57">named</text:span><text:span text:style-name="T45_58"><text:s/></text:span><text:span text:style-name="T45_59">spot</text:span><text:span text:style-name="T45_60"><text:s/>(</text:span><text:span text:style-name="T45_61">which</text:span><text:span text:style-name="T45_62"><text:s/></text:span><text:span text:style-name="T45_63">stores</text:span><text:span text:style-name="T45_64"><text:s/></text:span><text:span text:style-name="T45_65">the</text:span><text:span text:style-name="T45_66"><text:s/></text:span><text:span text:style-name="T45_67">value</text:span><text:span text:style-name="T45_68"><text:s/>5).<text:s/></text:span><text:span text:style-name="T45_69">Similarly</text:span><text:span text:style-name="T45_70"><text:s/></text:span><text:span text:style-name="T45_71">we</text:span><text:span text:style-name="T45_72"><text:s/></text:span><text:span text:style-name="T45_73">could</text:span><text:span text:style-name="T45_74"><text:s/></text:span><text:span text:style-name="T45_75">do</text:span><text:span text:style-name="T45_76"><text:s/></text:span><text:span text:style-name="T45_77">this</text:span><text:span text:style-name="T45_78">:<text:s/></text:span></text:p>
      <text:p text:style-name="P46"/>
      <text:p text:style-name="P47"><text:span text:style-name="T47_1"><text:tab/></text:span><text:span text:style-name="T47_2">string</text:span><text:span text:style-name="T47_3"><text:s/></text:span><text:span text:style-name="T47_4">myString</text:span><text:span text:style-name="T47_5"><text:s/>=<text:s/>“</text:span><text:span text:style-name="T47_6">Hello</text:span><text:span text:style-name="T47_7"><text:s/></text:span><text:span text:style-name="T47_8">World</text:span><text:span text:style-name="T47_9">”;</text:span></text:p>
      <text:p text:style-name="P48"><text:span text:style-name="T48_1"><text:tab/></text:span><text:span text:style-name="T48_2">int</text:span><text:span text:style-name="T48_3"><text:s/></text:span><text:span text:style-name="T48_4">spot</text:span><text:span text:style-name="T48_5">,<text:s/></text:span><text:span text:style-name="T48_6">spot</text:span><text:span text:style-name="T48_7">2;</text:span></text:p>
      <text:p text:style-name="P49"><text:span text:style-name="T49_1"><text:tab/></text:span><text:span text:style-name="T49_2">spot</text:span><text:span text:style-name="T49_3"><text:s/>=<text:s/></text:span><text:span text:style-name="T49_4">myString</text:span><text:span text:style-name="T49_5">.</text:span><text:span text:style-name="T49_6">find</text:span><text:span text:style-name="T49_7">(“<text:s/>“);</text:span></text:p>
      <text:p text:style-name="P50"><text:span text:style-name="T50_1"><text:tab/></text:span><text:span text:style-name="T50_2">spot</text:span><text:span text:style-name="T50_3">2<text:s/>=<text:s/></text:span><text:span text:style-name="T50_4">myString</text:span><text:span text:style-name="T50_5">.</text:span><text:span text:style-name="T50_6">rfind</text:span><text:span text:style-name="T50_7">(“</text:span><text:span text:style-name="T50_8">e</text:span><text:span text:style-name="T50_9">”,<text:s/>5);</text:span></text:p>
      <text:p text:style-name="P51"/>
      <text:p text:style-name="P52"><text:span text:style-name="T52_1">Both</text:span><text:span text:style-name="T52_2"><text:s/></text:span><text:span text:style-name="T52_3">of</text:span><text:span text:style-name="T52_4"><text:s/></text:span><text:span text:style-name="T52_5">these</text:span><text:span text:style-name="T52_6"><text:s/></text:span><text:span text:style-name="T52_7">function</text:span><text:span text:style-name="T52_8"><text:s/></text:span><text:span text:style-name="T52_9">calls</text:span><text:span text:style-name="T52_10"><text:s/></text:span><text:span text:style-name="T52_11">will</text:span><text:span text:style-name="T52_12"><text:s/></text:span><text:span text:style-name="T52_13">start</text:span><text:span text:style-name="T52_14"><text:s/></text:span><text:span text:style-name="T52_15">the</text:span><text:span text:style-name="T52_16"><text:s/></text:span><text:span text:style-name="T52_17">reverse</text:span><text:span text:style-name="T52_18"><text:s/></text:span><text:span text:style-name="T52_19">find</text:span><text:span text:style-name="T52_20"><text:s/></text:span><text:span text:style-name="T52_21">from</text:span><text:span text:style-name="T52_22"><text:s/></text:span><text:span text:style-name="T52_23">the</text:span><text:span text:style-name="T52_24"><text:s/></text:span><text:span text:style-name="T52_25">same</text:span><text:span text:style-name="T52_26"><text:s/></text:span><text:span text:style-name="T52_27">spot</text:span><text:span text:style-name="T52_28"><text:s/></text:span><text:span text:style-name="T52_29">in</text:span><text:span text:style-name="T52_30"><text:s/></text:span><text:span text:style-name="T52_31">the</text:span><text:span text:style-name="T52_32"><text:s/></text:span><text:span text:style-name="T52_33">string</text:span><text:span text:style-name="T52_34">,<text:s/></text:span><text:span text:style-name="T52_35">at</text:span><text:span text:style-name="T52_36"><text:s/></text:span><text:span text:style-name="T52_37">index</text:span><text:span text:style-name="T52_38"><text:s/>5.<text:s/></text:span><text:span text:style-name="T52_39">The</text:span><text:span text:style-name="T52_40"><text:s/></text:span><text:span text:style-name="T52_41">second</text:span><text:span text:style-name="T52_42"><text:s/></text:span><text:span text:style-name="T52_43">argument</text:span><text:span text:style-name="T52_44"><text:s/></text:span><text:span text:style-name="T52_45">that</text:span><text:span text:style-name="T52_46"><text:s/></text:span><text:span text:style-name="T52_47">is</text:span><text:span text:style-name="T52_48"><text:s/></text:span><text:span text:style-name="T52_49">passed</text:span><text:span text:style-name="T52_50"><text:s/></text:span><text:span text:style-name="T52_51">to</text:span><text:span text:style-name="T52_52"><text:s/></text:span><text:span text:style-name="T52_53">the</text:span><text:span text:style-name="T52_54"><text:s/></text:span><text:span text:style-name="T52_55">function</text:span><text:span text:style-name="T52_56"><text:s/></text:span><text:span text:style-name="T52_57">is</text:span><text:span text:style-name="T52_58"><text:s/></text:span><text:span text:style-name="T52_59">the</text:span><text:span text:style-name="T52_60"><text:s/></text:span><text:span text:style-name="T52_61">index</text:span><text:span text:style-name="T52_62"><text:s/></text:span><text:span text:style-name="T52_63">at</text:span><text:span text:style-name="T52_64"><text:s/></text:span><text:span text:style-name="T52_65">which</text:span><text:span text:style-name="T52_66"><text:s/></text:span><text:span text:style-name="T52_67">you</text:span><text:span text:style-name="T52_68"><text:s/></text:span><text:span text:style-name="T52_69">want</text:span><text:span text:style-name="T52_70"><text:s/></text:span><text:span text:style-name="T52_71">to</text:span><text:span text:style-name="T52_72"><text:s/></text:span><text:span text:style-name="T52_73">start</text:span><text:span text:style-name="T52_74"><text:s/></text:span><text:span text:style-name="T52_75">your</text:span><text:span text:style-name="T52_76"><text:s/></text:span><text:span text:style-name="T52_77">reverse</text:span><text:span text:style-name="T52_78"><text:s/></text:span><text:span text:style-name="T52_79">find</text:span><text:span text:style-name="T52_80">;<text:s/></text:span><text:span text:style-name="T52_81">variables</text:span><text:span text:style-name="T52_82"><text:s/></text:span><text:span text:style-name="T52_83">that</text:span><text:span text:style-name="T52_84"><text:s/></text:span><text:span text:style-name="T52_85">hold</text:span><text:span text:style-name="T52_86"><text:s/></text:span><text:span text:style-name="T52_87">an</text:span><text:span text:style-name="T52_88"><text:s/></text:span><text:span text:style-name="T52_89">integer</text:span><text:span text:style-name="T52_90"><text:s/></text:span><text:span text:style-name="T52_91">value</text:span><text:span text:style-name="T52_92"><text:s/></text:span><text:span text:style-name="T52_93">can</text:span><text:span text:style-name="T52_94"><text:s/></text:span><text:span text:style-name="T52_95">also</text:span><text:span text:style-name="T52_96"><text:s/></text:span><text:span text:style-name="T52_97">be</text:span><text:span text:style-name="T52_98"><text:s/></text:span><text:span text:style-name="T52_99">used</text:span><text:span text:style-name="T52_100"><text:s/></text:span><text:span text:style-name="T52_101">as</text:span><text:span text:style-name="T52_102"><text:s/></text:span><text:span text:style-name="T52_103">the</text:span><text:span text:style-name="T52_104"><text:s/></text:span><text:span text:style-name="T52_105">second</text:span><text:span text:style-name="T52_106"><text:s/></text:span><text:span text:style-name="T52_107">argument</text:span><text:span text:style-name="T52_108"><text:s/></text:span><text:span text:style-name="T52_109">as</text:span><text:span text:style-name="T52_110"><text:s/></text:span><text:span text:style-name="T52_111">we</text:span><text:span text:style-name="T52_112"><text:s/></text:span><text:span text:style-name="T52_113">see</text:span><text:span text:style-name="T52_114"><text:s/></text:span><text:span text:style-name="T52_115">in</text:span><text:span text:style-name="T52_116"><text:s/></text:span><text:span text:style-name="T52_117">the</text:span><text:span text:style-name="T52_118"><text:s/></text:span><text:span text:style-name="T52_119">first</text:span><text:span text:style-name="T52_120"><text:s/></text:span><text:span text:style-name="T52_121">example</text:span><text:span text:style-name="T52_122"><text:s/></text:span><text:span text:style-name="T52_123">using</text:span><text:span text:style-name="T52_124"><text:s/></text:span><text:span text:style-name="T52_125">the</text:span><text:span text:style-name="T52_126"><text:s/>.</text:span><text:span text:style-name="T52_127">rfind</text:span><text:span text:style-name="T52_128"><text:s/></text:span><text:span text:style-name="T52_129">function</text:span><text:span text:style-name="T52_130"><text:s/></text:span><text:span text:style-name="T52_131">call</text:span><text:span text:style-name="T52_132">.</text:span></text:p>
      <text:p text:style-name="P53"/>
      <text:p text:style-name="P54"><text:span text:style-name="T54_1">END</text:span><text:span text:style-name="T54_2"><text:s/></text:span><text:span text:style-name="T54_3">OF</text:span><text:span text:style-name="T54_4"><text:s/></text:span><text:span text:style-name="T54_5">Z</text:span><text:span text:style-name="T54_6">.<text:s/></text:span><text:span text:style-name="T54_7">LEBLANC</text:span><text:span text:style-name="T54_8"><text:s/></text:span><text:span text:style-name="T54_9">TRANSMISSION</text:span><text:span text:style-name="T54_10">!</text:span></text:p>
      <text:p text:style-name="P55"><text:span text:style-name="T55_1">You</text:span><text:span text:style-name="T55_2"><text:s/></text:span><text:span text:style-name="T55_3">have</text:span><text:span text:style-name="T55_4"><text:s/></text:span><text:span text:style-name="T55_5">to</text:span><text:span text:style-name="T55_6"><text:s/></text:span><text:span text:style-name="T55_7">check</text:span><text:span text:style-name="T55_8"><text:s/></text:span><text:span text:style-name="T55_9">your</text:span><text:span text:style-name="T55_10"><text:s/></text:span><text:span text:style-name="T55_11">memory</text:span><text:span text:style-name="T55_12"><text:s text:c="2"/></text:span><text:span text:style-name="T55_13">when</text:span><text:span text:style-name="T55_14"><text:s/></text:span><text:span text:style-name="T55_15">you</text:span><text:span text:style-name="T55_16"><text:s/></text:span><text:span text:style-name="T55_17">access</text:span><text:span text:style-name="T55_18"><text:s/></text:span><text:span text:style-name="T55_19">it</text:span><text:span text:style-name="T55_20"><text:s/></text:span><text:span text:style-name="T55_21">and</text:span><text:span text:style-name="T55_22"><text:s/></text:span><text:span text:style-name="T55_23">understand</text:span><text:span text:style-name="T55_24"><text:s/></text:span><text:span text:style-name="T55_25">about</text:span><text:span text:style-name="T55_26"><text:s/></text:span><text:span text:style-name="T55_27">pointer</text:span><text:span text:style-name="T55_28">.<text:s/></text:span><text:span text:style-name="T55_29">Using</text:span><text:span text:style-name="T55_30"><text:s/></text:span><text:span text:style-name="T55_31">array</text:span><text:span text:style-name="T55_32"><text:s/></text:span><text:span text:style-name="T55_33">you</text:span><text:span text:style-name="T55_34"><text:s/></text:span><text:span text:style-name="T55_35">cannot</text:span><text:span text:style-name="T55_36"><text:s/></text:span><text:span text:style-name="T55_37">use</text:span><text:span text:style-name="T55_38"><text:s/>+<text:s/></text:span><text:span text:style-name="T55_39">operator</text:span><text:span text:style-name="T55_40">,<text:s/></text:span><text:span text:style-name="T55_41">comparison</text:span><text:span text:style-name="T55_42"><text:s/></text:span><text:span text:style-name="T55_43">operator</text:span><text:span text:style-name="T55_44">.</text:span></text:p>
      <text:p text:style-name="P56"/>
      <text:p text:style-name="P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